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5pt" style:font-size-asian="25pt" style:font-size-complex="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<text:a xlink:type="simple" xlink:href="https://www.michomedier.dk/index.html" text:style-name="Internet_20_link" text:visited-style-name="Visited_20_Internet_20_Link"><text:span text:style-name="T3">https://www.michomedier.dk/index.html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0$Win32 OpenOffice.org_project/4110m2$Build-9807</meta:generator>
    <dc:date>2023-02-16T13:16:45.14</dc:date>
    <meta:document-statistic meta:table-count="0" meta:image-count="0" meta:object-count="0" meta:page-count="1" meta:paragraph-count="1" meta:word-count="1" meta:character-count="37"/>
    <meta:user-defined meta:name="Info 1"/>
    <meta:user-defined meta:name="Info 2"/>
    <meta:user-defined meta:name="Info 3"/>
    <meta:user-defined meta:name="Info 4"/>
  </office:meta>
</office:document-meta>
</file>